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italic" style:font-weight-asian="normal" style:font-name-complex="DejaVu San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808080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italic" style:font-weight-asian="normal" style:font-name-complex="DejaVu Sans Mono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ABC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o.f</text:p>
          </table:table-cell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subj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20801" calcext:value-type="float">
            <text:p>17020801</text:p>
          </table:table-cell>
          <table:table-cell table:style-name="ce1" office:value-type="string" calcext:value-type="string">
            <text:p>INT 3305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020802" calcext:value-type="float">
            <text:p>17020802</text:p>
          </table:table-cell>
          <table:table-cell office:value-type="string" calcext:value-type="string">
            <text:p>INT 33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20803" calcext:value-type="float">
            <text:p>17020803</text:p>
          </table:table-cell>
          <table:table-cell office:value-type="string" calcext:value-type="string">
            <text:p>INT 3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020804" calcext:value-type="float">
            <text:p>17020804</text:p>
          </table:table-cell>
          <table:table-cell office:value-type="string" calcext:value-type="string">
            <text:p>INT 3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020805" calcext:value-type="float">
            <text:p>17020805</text:p>
          </table:table-cell>
          <table:table-cell office:value-type="string" calcext:value-type="string">
            <text:p>INT 33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020806" calcext:value-type="float">
            <text:p>17020806</text:p>
          </table:table-cell>
          <table:table-cell office:value-type="string" calcext:value-type="string">
            <text:p>INT 3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020807" calcext:value-type="float">
            <text:p>17020807</text:p>
          </table:table-cell>
          <table:table-cell office:value-type="string" calcext:value-type="string">
            <text:p>INT 33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6T20:59:30.988572872</meta:creation-date>
    <meta:generator>LibreOffice/6.3.3.2$Linux_X86_64 LibreOffice_project/30$Build-2</meta:generator>
    <dc:date>2019-12-06T21:16:02.853422471</dc:date>
    <meta:editing-duration>PT16M31S</meta:editing-duration>
    <meta:editing-cycles>3</meta:editing-cycles>
    <meta:document-statistic meta:table-count="1" meta:cell-count="25" meta:object-count="0"/>
  </office:meta>
</office:document-meta>
</file>